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1.7291in"/>
    </style:style>
    <style:style style:name="co21" style:family="table-column">
      <style:table-column-properties fo:break-before="auto" style:column-width="1.2252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1.0752in"/>
    </style:style>
    <style:style style:name="co24" style:family="table-column">
      <style:table-column-properties fo:break-before="auto" style:column-width="2.9083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1.01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4752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1.4075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0.91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0.861in"/>
    </style:style>
    <style:style style:name="co38" style:family="table-column">
      <style:table-column-properties fo:break-before="auto" style:column-width="1.6543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2.0937in"/>
    </style:style>
    <style:style style:name="co42" style:family="table-column">
      <style:table-column-properties fo:break-before="auto" style:column-width="2.3299in"/>
    </style:style>
    <style:style style:name="co43" style:family="table-column">
      <style:table-column-properties fo:break-before="auto" style:column-width="0.8398in"/>
    </style:style>
    <style:style style:name="co44" style:family="table-column">
      <style:table-column-properties fo:break-before="auto" style:column-width="0.85in"/>
    </style:style>
    <style:style style:name="co45" style:family="table-column">
      <style:table-column-properties fo:break-before="auto" style:column-width="1.1181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buildPoints</text:p>
          </table:table-cell>
          <table:table-cell office:value-type="string" calcext:value-type="string">
            <text:p>buildPowe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signable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explosionWav</text:p>
          </table:table-cell>
          <table:table-cell office:value-type="string" calcext:value-type="string">
            <text:p>facePlayer</text:p>
          </table:table-cell>
          <table:table-cell office:value-type="string" calcext:value-type="string">
            <text:p>firePaus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ightGfx</text:p>
          </table:table-cell>
          <table:table-cell office:value-type="string" calcext:value-type="string">
            <text:p>flightSpeed</text:p>
          </table:table-cell>
          <table:table-cell office:value-type="string" calcext:value-type="string">
            <text:p>hitGfx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ghtWorld</text:p>
          </table:table-cell>
          <table:table-cell office:value-type="string" calcext:value-type="string">
            <text:p>longHit</text:p>
          </table:table-cell>
          <table:table-cell office:value-type="string" calcext:value-type="string">
            <text:p>longRange</text:p>
          </table:table-cell>
          <table:table-cell office:value-type="string" calcext:value-type="string">
            <text:p>maxElevation</text:p>
          </table:table-cell>
          <table:table-cell office:value-type="string" calcext:value-type="string">
            <text:p>minElevation</text:p>
          </table:table-cell>
          <table:table-cell office:value-type="string" calcext:value-type="string">
            <text:p>minimumDamage</text:p>
          </table:table-cell>
          <table:table-cell office:value-type="string" calcext:value-type="string">
            <text:p>missGf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untModel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uzzleGf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Explosion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Damage</text:p>
          </table:table-cell>
          <table:table-cell office:value-type="string" calcext:value-type="string">
            <text:p>radiusLife</text:p>
          </table:table-cell>
          <table:table-cell office:value-type="string" calcext:value-type="string">
            <text:p>recoilValu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hortHit</text:p>
          </table:table-cell>
          <table:table-cell office:value-type="string" calcext:value-type="string">
            <text:p>shortRange</text:p>
          </table:table-cell>
          <table:table-cell office:value-type="string" calcext:value-type="string">
            <text:p>waterGfx</text:p>
          </table:table-cell>
          <table:table-cell office:value-type="string" calcext:value-type="string">
            <text:p>weaponClass</text:p>
          </table:table-cell>
          <table:table-cell office:value-type="string" calcext:value-type="string">
            <text:p>weaponEffect</text:p>
          </table:table-cell>
          <table:table-cell office:value-type="string" calcext:value-type="string">
            <text:p>weaponSubClass</text:p>
          </table:table-cell>
          <table:table-cell office:value-type="string" calcext:value-type="string">
            <text:p>weaponWav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umRounds</text:p>
          </table:table-cell>
          <table:table-cell office:value-type="string" calcext:value-type="string">
            <text:p>periodicalDamage</text:p>
          </table:table-cell>
          <table:table-cell office:value-type="string" calcext:value-type="string">
            <text:p>periodicalDamageRadius</text:p>
          </table:table-cell>
          <table:table-cell office:value-type="string" calcext:value-type="string">
            <text:p>periodicalDamageTime</text:p>
          </table:table-cell>
          <table:table-cell office:value-type="string" calcext:value-type="string">
            <text:p>periodicalDamageWeaponClass</text:p>
          </table:table-cell>
          <table:table-cell office:value-type="string" calcext:value-type="string">
            <text:p>periodicalDamageWeaponEffect</text:p>
          </table:table-cell>
          <table:table-cell office:value-type="string" calcext:value-type="string">
            <text:p>periodicalDamageWeaponSubClass</text:p>
          </table:table-cell>
          <table:table-cell office:value-type="string" calcext:value-type="string">
            <text:p>reloadTime</text:p>
          </table:table-cell>
          <table:table-cell office:value-type="string" calcext:value-type="string">
            <text:p>fireOnMov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faceInFlight</text:p>
          </table:table-cell>
          <table:table-cell office:value-type="string" calcext:value-type="string">
            <text:p>numAttackRuns</text:p>
          </table:table-cell>
          <table:table-cell office:value-type="string" calcext:value-type="string">
            <text:p>penetrate</text:p>
          </table:table-cell>
        </table:table-row>
        <table:table-row table:style-name="ro1">
          <table:table-cell office:value-type="string" calcext:value-type="string">
            <text:p>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AGun2Mk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GunLaser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tormbringer AA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GunLaser-Lng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-Lng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tormBringer AA Flak Laser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eepMG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Jeep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ower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ggy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sCanno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Flam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baFlam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cav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JeepM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Jeep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aBa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PitRocket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Pit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 Launc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5000" calcext:value-type="float">
            <text:p>5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PitRocketAT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RocAt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S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baPitRocketA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MSL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av AT P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R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cket.ogg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P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table:number-columns-repeated="2"/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P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Rock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avmra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ower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rike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mb-Earthquake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VLSWav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mb-Earthquak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VLSWav.PIE</text:p>
          </table:table-cell>
          <table:table-cell/>
          <table:table-cell office:value-type="string" calcext:value-type="string">
            <text:p>TRHVTL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Bunker Buster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66000" calcext:value-type="float">
            <text:p>66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1-VTOL-LtHE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x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1-VTOL-Lt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luster Bomb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2-VTOL-HvHE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x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2-VTOL-Hv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p Bomb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7900" calcext:value-type="float">
            <text:p>579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3-VTOL-Lt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i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3-VTOL-Lt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hosphor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2500" calcext:value-type="float">
            <text:p>5250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i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4-VTOL-Hvy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ite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-Mass</text:p>
          </table:table-cell>
          <table:table-cell office:value-type="float" office:value="2200" calcext:value-type="float">
            <text:p>2200</text:p>
          </table:table-cell>
          <table:table-cell office:value-type="float" office:value="187" calcext:value-type="float">
            <text:p>18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L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mb4-VTOL-HvyINC-Mass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H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Ther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5-VTOL-Plasmite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LBMBP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5-VTOL-Plasmit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PL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las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flmthrow.ogg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6-VTOL-EMP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LBMBE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6-VTOL-EM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EM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Bomb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Bugg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B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-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-A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A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1-VTOL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VTOL 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1Mk1-AR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ar.PIE</text:p>
          </table:table-cell>
          <table:table-cell office:value-type="string" calcext:value-type="string">
            <text:p>TRL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7000" calcext:value-type="float">
            <text:p>27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54000" calcext:value-type="float">
            <text:p>540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ar.PIE</text:p>
          </table:table-cell>
          <table:table-cell office:value-type="string" calcext:value-type="string">
            <text:p>TRM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8600" calcext:value-type="float">
            <text:p>486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Lng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nnon2A-TMk1-Ln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Long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70000" calcext:value-type="float">
            <text:p>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12000" calcext:value-type="float">
            <text:p>112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ar.PIE</text:p>
          </table:table-cell>
          <table:table-cell office:value-type="string" calcext:value-type="string">
            <text:p>TRH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800" calcext:value-type="float">
            <text:p>1008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Lng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L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20000" calcext:value-type="float">
            <text:p>1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Twn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Tw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Twin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4AUTO-VTOL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36" calcext:value-type="float">
            <text:p>1536</text:p>
          </table:table-cell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VTOL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AR</text:p>
          </table:table-cell>
          <table:table-cell office:value-type="float" office:value="630" calcext:value-type="float">
            <text:p>630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ar.PIE</text:p>
          </table:table-cell>
          <table:table-cell office:value-type="string" calcext:value-type="string">
            <text:p>TRLA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NASDA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37800" calcext:value-type="float">
            <text:p>37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Full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Full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Assault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04000" calcext:value-type="float">
            <text:p>10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4AUTOMk1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Lng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L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VC Long Cann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64000" calcext:value-type="float">
            <text:p>6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-VTOL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ar.PIE</text:p>
          </table:table-cell>
          <table:table-cell office:value-type="string" calcext:value-type="string">
            <text:p>TRMV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NASDA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1500" calcext:value-type="float">
            <text:p>31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Gat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Ga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Rotar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84000" calcext:value-type="float">
            <text:p>8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Hvy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nnon5VulcanMk1-Hv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eavy Assault Canno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60000" calcext:value-type="float">
            <text:p>16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Inc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ar.PIE</text:p>
          </table:table-cell>
          <table:table-cell office:value-type="string" calcext:value-type="string">
            <text:p>trhvcan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67500" calcext:value-type="float">
            <text:p>675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Rai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METHI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Rai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Rail Gu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CAN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Cannon Fortres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Turret1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mmandTurret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CMD1ar.PIE</text:p>
          </table:table-cell>
          <table:table-cell office:value-type="string" calcext:value-type="string">
            <text:p>TRLCMD1ar.PIE</text:p>
          </table:table-cell>
          <table:table-cell office:value-type="string" calcext:value-type="string">
            <text:p>HOMING-DIRECT</text:p>
          </table:table-cell>
          <table:table-cell/>
          <table:table-cell office:value-type="string" calcext:value-type="string">
            <text:p>Command Turr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Atmiss-Mech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Atmiss-Me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Mech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Cannon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Cannon-Mec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Flamer01-Mech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Flamer01-Mech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76" calcext:value-type="float">
            <text:p>5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A-T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TM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per Scour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Acannon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ss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Super Auto-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0500" calcext:value-type="float">
            <text:p>10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EMP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SFlms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EM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EMP Cybor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Flamer2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Twin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Flamer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Flech4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HPV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HPV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hpv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Super HVC Cybor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3500" calcext:value-type="float">
            <text:p>13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IncMortar</text:p>
          </table:table-cell>
          <table:table-cell office:value-type="float" office:value="675" calcext:value-type="float">
            <text:p>67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IncMorta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uper 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MG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up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G4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Sup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cannon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M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ca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Super Heavy-Gunner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issile-MdArt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Mortar1Mk1-Ram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uper 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PulseLs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PulseLs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sc_pulse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up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-Hvywpn-RailGunner</text:p>
          </table:table-cell>
          <table:table-cell office:value-type="float" office:value="750" calcext:value-type="float">
            <text:p>75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flech2.P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b-Hvywpn-RailGunn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sc_rail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Super Rail-Gunn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2500" calcext:value-type="float">
            <text:p>12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Rocket-LtA-T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uper Lanc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Hvywpn-Rocket-Sunburst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Sunburst-Arch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TopAttack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TopAttac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7500" calcext:value-type="float">
            <text:p>75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TK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T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tk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ank-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Laser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Laser-Mech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CY_LA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Mech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Rail1-Mech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Gammo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ail1-Mech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Mech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Rocket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cket-Me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ech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RotMG-Mech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tMG-Me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Mech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Wpn-Atmiss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Atmis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courge Cybor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Cannon-Sniper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chet3.og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-Wpn-Cannon-Snip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sniper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Sniper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4800" calcext:value-type="float">
            <text:p>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-Wpn-Grenade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LExp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Grenad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cy_gre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cybgrnd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Laser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Las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Flash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4400" calcext:value-type="float">
            <text:p>4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Wpn-Mortar1Mk1-Rai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MortarInc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ail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t.PI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yb-Wpn-Rail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n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500" calcext:value-type="float">
            <text:p>5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Rocket-HvyA-T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b-Wpn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tk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Cyborg Tank Kil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ocket-Pod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Arch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MRA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 Cybor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b-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EC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yborg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400" calcext:value-type="float">
            <text:p>4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Thermite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Thermit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ther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her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Cannon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org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Gunner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Chaingu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Chaingu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Flamer01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yborgFlamer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Rocket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orgRocke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Lancer Cybor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gRotMG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Rot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Assault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-Cannon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MP-Canno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trhem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 Cann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AIRCRAFT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50000" calcext:value-type="float">
            <text:p>15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S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EMP.PIE</text:p>
          </table:table-cell>
          <table:table-cell office:value-type="string" calcext:value-type="string">
            <text:p>TRWPFEMP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EMP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1Mk1-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-A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ar.PIE</text:p>
          </table:table-cell>
          <table:table-cell office:value-type="string" calcext:value-type="string">
            <text:p>TRLFLM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Hvy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Rail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Rail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4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am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Rail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Aslt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Gat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-Inc-Aslt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VTOL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witzer-Incendiary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92" calcext:value-type="float">
            <text:p>49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Inc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Rail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In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m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il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Plas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m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m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</text:p>
          </table:table-cell>
          <table:table-cell office:value-type="float" office:value="1800" calcext:value-type="float">
            <text:p>18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</text:p>
          </table:table-cell>
          <table:table-cell office:value-type="float" office:value="2200" calcext:value-type="float">
            <text:p>2200</text:p>
          </table:table-cell>
          <table:table-cell office:value-type="float" office:value="225" calcext:value-type="float">
            <text:p>22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Assaul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-Rail</text:p>
          </table:table-cell>
          <table:table-cell office:value-type="float" office:value="2600" calcext:value-type="float">
            <text:p>2600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Rail Assault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Inc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Hvy-Ram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Hvy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bb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Inc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m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FXLExp.PIE</text:p>
          </table:table-cell>
          <table:table-cell office:value-type="string" calcext:value-type="string">
            <text:p>GNHHOWT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m-Hvy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-Hv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bb2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Plas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HOW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Howitz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Sa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l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S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0" calcext:value-type="float">
            <text:p>230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assatar.pie</text:p>
          </table:table-cell>
          <table:table-cell office:value-type="string" calcext:value-type="string">
            <text:p>trlassa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Laser Satellite Command Post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LAS_SAT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2PULSE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-Hvy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-Hvy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Ga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Incendiar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Med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Med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3BEAM-VTOL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3BEAM-VTO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VTOL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Aslt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-Hvy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Lsr-Aslt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-Hvy-Lsr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4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LASP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Fortre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Super2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Super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WPFLAS2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 Fort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1-Pillbox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-VTO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1-VTOL-SCAV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-SCAV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 Sca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1000" calcext:value-type="float">
            <text:p>11000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G1Mk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9500" calcext:value-type="float">
            <text:p>9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Mk1-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ar.PIE</text:p>
          </table:table-cell>
          <table:table-cell office:value-type="string" calcext:value-type="string">
            <text:p>TRLMG1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NASDA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8550" calcext:value-type="float">
            <text:p>85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Pillbox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_twin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2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VTO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2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VTOL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3000" calcext:value-type="float">
            <text:p>2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Mk1-AR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ar.PIE</text:p>
          </table:table-cell>
          <table:table-cell office:value-type="string" calcext:value-type="string">
            <text:p>TRLMG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0800" calcext:value-type="float">
            <text:p>1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Pillbox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3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VTOL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3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VTOL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500" calcext:value-type="float">
            <text:p>25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000" calcext:value-type="float">
            <text:p>2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R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NASDA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2500" calcext:value-type="float">
            <text:p>22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slt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AIR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sl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Augmented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44000" calcext:value-type="float">
            <text:p>4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Twn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Tw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win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33000" calcext:value-type="float">
            <text:p>33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Pillbox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G4ROTARY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*MG4ROTARY-Pillbox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G4ROTARY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VTOL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6500" calcext:value-type="float">
            <text:p>26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1600" calcext:value-type="float">
            <text:p>216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4ROTARYMk1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ugmented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-Inc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4ROTARYMk1-Hvy-Inc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ugmented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Incendiary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WPFMG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Driver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4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ssDriv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Mass Driver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A-T-Twn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-Tw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Scourge Missil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HvySAM-Arch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2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 Therma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Aveng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-AR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-AR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ar.PIE</text:p>
          </table:table-cell>
          <table:table-cell office:value-type="string" calcext:value-type="string">
            <text:p>Trmmslsa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NASDA Trespass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2-Arch</text:p>
          </table:table-cell>
          <table:table-cell office:value-type="float" office:value="1000" calcext:value-type="float">
            <text:p>1000</text:p>
          </table:table-cell>
          <table:table-cell office:value-type="float" office:value="112" calcext:value-type="float">
            <text:p>1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2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sa2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venger SAM Therm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a.PIE</text:p>
          </table:table-cell>
          <table:table-cell office:value-type="string" calcext:value-type="string">
            <text:p>Trm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MdArt-Hvy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-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Heavy Seraph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VTOL-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VTOL-A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Scourge Missil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9000" calcext:value-type="float">
            <text:p>29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le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ssileSup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wpfmsl.PIE</text:p>
          </table:table-cell>
          <table:table-cell office:value-type="string" calcext:value-type="string">
            <text:p>Trwpfmsl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issile Array Fortres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ar.PIE</text:p>
          </table:table-cell>
          <table:table-cell office:value-type="string" calcext:value-type="string">
            <text:p>TRM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Rail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Inc</text:p>
          </table:table-cell>
          <table:table-cell office:value-type="float" office:value="800" calcext:value-type="float">
            <text:p>800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Ram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AR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ar.PIE</text:p>
          </table:table-cell>
          <table:table-cell office:value-type="string" calcext:value-type="string">
            <text:p>TRHR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NASDA Barrage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4800" calcext:value-type="float">
            <text:p>6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Inc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-Ram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 Bombard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Plas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Pl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m</text:p>
          </table:table-cell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Inc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po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m-Rot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m-Ro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Plas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Ramj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Plas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Ramjet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USlink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XUSlink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NEXUSlink*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xstower.ogg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-Cyb-Rail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-Rail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*NX-Cyb-Rail1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Chaingu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X-CyborgChaingu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*NX-CyborgChaingu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Miss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Mi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*NX-CyborgMiss*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400" calcext:value-type="float">
            <text:p>24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-CyborgPulseLas</text:p>
          </table:table-cell>
          <table:table-cell office:value-type="float" office:value="375" calcext:value-type="float">
            <text:p>37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PulseLas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*NX-CyborgPulseLas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maHeavy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L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aHeav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PLASM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Heavy Plasma Launcher*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edca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iteFlamer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Hvy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FLMRP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Ra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Mg1AAGun-Scav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er_twin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A Turr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3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AR</text:p>
          </table:table-cell>
          <table:table-cell office:value-type="float" office:value="1440" calcext:value-type="float">
            <text:p>144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a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onsoon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90000" calcext:value-type="float">
            <text:p>9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Cyclone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50000" calcext:value-type="float">
            <text:p>15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Typhoon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35000" calcext:value-type="float">
            <text:p>1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ilGun1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-VTO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0000" calcext:value-type="float">
            <text:p>11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-Twn</text:p>
          </table:table-cell>
          <table:table-cell office:value-type="float" office:value="1100" calcext:value-type="float">
            <text:p>1100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THI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-Tw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78" calcext:value-type="float">
            <text:p>147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Needle Gun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AA</text:p>
          </table:table-cell>
          <table:table-cell office:value-type="float" office:value="1800" calcext:value-type="float">
            <text:p>180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A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Rail Gu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VTOL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60000" calcext:value-type="float">
            <text:p>16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GatA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2Mk1-GatA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Twn-Inc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-Twn-Inc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Incendiar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TwinAslt-Inc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TwinAslt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cendiary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Aslt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Flecht.PIE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ilGun3Mk1-Asl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35000" calcext:value-type="float">
            <text:p>135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Hvy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Hvy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Assault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Flak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XFlech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ailgun-Flak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Flak Needle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-Arch-Hvy-Aslt-Gat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-Arch-Hvy-Aslt-Ga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vy Thermal Rocke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BB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ar.PIE</text:p>
          </table:table-cell>
          <table:table-cell office:value-type="string" calcext:value-type="string">
            <text:p>TRMRKTBB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9000" calcext:value-type="float">
            <text:p>9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c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b.pie</text:p>
          </table:table-cell>
          <table:table-cell office:value-type="string" calcext:value-type="string">
            <text:p>Trmrckt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-Quad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.PIE</text:p>
          </table:table-cell>
          <table:table-cell office:value-type="string" calcext:value-type="string">
            <text:p>TRHRCK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-AR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ar.PIE</text:p>
          </table:table-cell>
          <table:table-cell office:value-type="string" calcext:value-type="string">
            <text:p>TRHRCK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0" calcext:value-type="float">
            <text:p>18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ar.PIE</text:p>
          </table:table-cell>
          <table:table-cell office:value-type="string" calcext:value-type="string">
            <text:p>TRMRCKTA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NASDA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Quad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r.PIE</text:p>
          </table:table-cell>
          <table:table-cell office:value-type="string" calcext:value-type="string">
            <text:p>TRMRCK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MRL-Homing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mslaa2.PIE</text:p>
          </table:table-cell>
          <table:table-cell office:value-type="string" calcext:value-type="string">
            <text:p>trm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Homing-Hvy</text:p>
          </table:table-cell>
          <table:table-cell office:value-type="float" office:value="625" calcext:value-type="float">
            <text:p>62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Full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VTOL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.PIE</text:p>
          </table:table-cell>
          <table:table-cell office:value-type="string" calcext:value-type="string">
            <text:p>TRM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VTOL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ini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</text:p>
          </table:table-cell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Twin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3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EMP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EMP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ar.PIE</text:p>
          </table:table-cell>
          <table:table-cell office:value-type="string" calcext:value-type="string">
            <text:p>TRLRCKTP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Rock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Twi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Quad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Twn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Tw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nburst AA Rocket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Thermal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VTOL-BB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BB2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Cherub</text:p>
          </table:table-cell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cket-VTOL-Cherub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Thermal Sunburst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HvyA-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7500" calcext:value-type="float">
            <text:p>275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LtA-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VTOL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Pod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Pod-SCAVS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-SCAV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Mini-Rocket Sca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et-VTOL-Pod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Therma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Sunburst AA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TopAtkPlasHvy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kPlas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VTOL Seraph Array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59980" calcext:value-type="float">
            <text:p>15998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TopAttackHvy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tack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allistic Rockets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WPFRKT.PIE</text:p>
          </table:table-cell>
          <table:table-cell office:value-type="string" calcext:value-type="string">
            <text:p>TRWPFR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Rocket Array Fortr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vNEXUSlink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cavNEXUSlin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table:number-columns-repeated="2" office:value-type="string" calcext:value-type="string">
            <text:p>nexturre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cav Nexus Lin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000" calcext:value-type="float">
            <text:p>40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01</text:p>
          </table:table-cell>
          <table:table-cell office:value-type="float" office:value="1800" calcext:value-type="float">
            <text:p>1800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Nexus Link Turret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124000" calcext:value-type="float">
            <text:p>12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Sup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WPFECM.PIE</text:p>
          </table:table-cell>
          <table:table-cell office:value-type="string" calcext:value-type="string">
            <text:p>TRWPFECM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exus Link Fort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Bun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Bun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Bun-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0000" calcext:value-type="float">
            <text:p>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Bun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Bun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MG1Mk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Bunk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Bunk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Bu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Bunk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AAGunLaser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Stormbringer Twin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-Emp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Emplaceme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HeavyLaser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Emp-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Howitzer-Incendiar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04" calcext:value-type="float">
            <text:p>55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03-Rot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Emplacement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32" calcext:value-type="float">
            <text:p>56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50Mk1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Emplacement 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Emp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-Emp-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-Emp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Emp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Emplaceme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944" calcext:value-type="float">
            <text:p>294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 Emplacement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96000" calcext:value-type="float">
            <text:p>9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r-Emp-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Emplaceme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Emplaceme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Emplaceme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MR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Emplacement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r-Har-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7000" calcext:value-type="float">
            <text:p>4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ardpoi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Har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ardpoint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Har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Har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ardpoi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Har-MG3Mk1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Har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ardpoint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5TWINROTA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ardpoi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Har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Hardpoi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Har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Hardpoi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Hardpoi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Har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Tow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Tower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Tow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ow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Tow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Tow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Tow-MG1Mk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ow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Tow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ow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Quad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Quad-Rocket-Po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Quad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-Tow-RailGun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ower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Rocket-Po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weapo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Kevs Super Weapon*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erweapon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Alexs Super Weapon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NULLWEAPON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XMflare.PIE</text:p>
          </table:table-cell>
          <table:table-cell/>
          <table:table-cell office:value-type="string" calcext:value-type="string">
            <text:p>FXMPExp.PIE</text:p>
          </table:table-cell>
          <table:table-cell/>
          <table:table-cell office:value-type="string" calcext:value-type="string">
            <text:p>ZNULLWEAPON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FXMPExp.PIE</text:p>
          </table:table-cell>
          <table:table-cell office:value-type="string" calcext:value-type="string">
            <text:p>Mibnkgun.pie</text:p>
          </table:table-cell>
          <table:table-cell office:value-type="string" calcext:value-type="string">
            <text:p>MIBNKTU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ZNULLWEAP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rike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we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bawe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bbaamuzzle.pie</text:p>
          </table:table-cell>
          <table:table-cell office:value-type="string" calcext:value-type="string">
            <text:p>bbaa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cav Mounted M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vertcsv.A1:convertcsv.BB3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18:21:39.8833957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26T18:53:47.088931865</dc:date>
    <meta:editing-duration>PT44M48S</meta:editing-duration>
    <meta:editing-cycles>8</meta:editing-cycles>
    <meta:document-statistic meta:table-count="1" meta:cell-count="15069" meta:object-count="0"/>
  </office:meta>
</office:document-meta>
</file>